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SchemaValidatorConfiguration.SchemaValidatorConfiguration( XMLComponentManager parentManager , XSGrammarPoolContainer grammarContainer , ValidationManager validationManage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chemaValidatorConfiguration.getProperty( String propertyId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ValidatorConfiguration.getFeature( String featureId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